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1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28fb6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Footnote">
      <style:text-properties officeooo:rsid="043ccc66" officeooo:paragraph-rsid="0dca2508"/>
    </style:style>
    <style:style style:name="P54" style:family="paragraph" style:parent-style-name="Footnote">
      <style:text-properties officeooo:rsid="043ccc66" officeooo:paragraph-rsid="0e5afad8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paragraph-properties fo:text-align="center" style:justify-single-word="false"/>
      <style:text-properties officeooo:paragraph-rsid="103fc298"/>
    </style:style>
    <style:style style:name="P65" style:family="paragraph" style:parent-style-name="Standard">
      <style:paragraph-properties fo:text-align="center" style:justify-single-word="false"/>
      <style:text-properties officeooo:paragraph-rsid="10411e41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Footnote">
      <style:text-properties officeooo:paragraph-rsid="0f92b562"/>
    </style:style>
    <style:style style:name="P68" style:family="paragraph" style:parent-style-name="Standard">
      <style:text-properties officeooo:paragraph-rsid="0f9ce6c3"/>
    </style:style>
    <style:style style:name="P69" style:family="paragraph" style:parent-style-name="Standard">
      <style:text-properties officeooo:paragraph-rsid="0f9ee08e"/>
    </style:style>
    <style:style style:name="P70" style:family="paragraph" style:parent-style-name="Standard">
      <style:text-properties officeooo:paragraph-rsid="0fbe4db4"/>
    </style:style>
    <style:style style:name="P71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2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8" style:family="paragraph" style:parent-style-name="Footnote">
      <style:text-properties officeooo:paragraph-rsid="0fda15e0"/>
    </style:style>
    <style:style style:name="P79" style:family="paragraph" style:parent-style-name="Standard">
      <style:text-properties officeooo:paragraph-rsid="0fe106d1"/>
    </style:style>
    <style:style style:name="P80" style:family="paragraph" style:parent-style-name="Footnote">
      <style:text-properties officeooo:paragraph-rsid="1020b286"/>
    </style:style>
    <style:style style:name="P81" style:family="paragraph" style:parent-style-name="Footnote">
      <style:text-properties officeooo:paragraph-rsid="102c1a0f"/>
    </style:style>
    <style:style style:name="P82" style:family="paragraph" style:parent-style-name="Standard">
      <style:text-properties officeooo:paragraph-rsid="1044b2e0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44eaf6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paragraph-properties fo:break-before="page"/>
      <style:text-properties officeooo:paragraph-rsid="0b0ddd8e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fc2b5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4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6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4" style:family="text">
      <style:text-properties fo:color="#000000" loext:opacity="100%" style:font-name="Liberation Sans" fo:font-size="12pt" style:font-size-asian="12pt" style:font-size-complex="12pt"/>
    </style:style>
    <style:style style:name="T20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0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0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0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1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38" style:family="text">
      <style:text-properties style:use-window-font-color="true" loext:opacity="0%" style:font-name="Liberation Sans" officeooo:rsid="047da547"/>
    </style:style>
    <style:style style:name="T23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0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1" style:family="text">
      <style:text-properties style:use-window-font-color="true" loext:opacity="0%" style:font-name="Liberation Sans" fo:font-size="12pt" style:font-size-asian="12pt" style:font-size-complex="12pt"/>
    </style:style>
    <style:style style:name="T272" style:family="text">
      <style:text-properties style:use-window-font-color="true" loext:opacity="0%" style:font-name="Liberation Sans" officeooo:rsid="0efd8e5c"/>
    </style:style>
    <style:style style:name="T273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4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5" style:family="text">
      <style:text-properties officeooo:rsid="04473353"/>
    </style:style>
    <style:style style:name="T27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8" style:family="text">
      <style:text-properties officeooo:rsid="0aace3cd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2" style:family="text">
      <style:text-properties officeooo:rsid="0f0ca65a"/>
    </style:style>
    <style:style style:name="T303" style:family="text">
      <style:text-properties officeooo:rsid="0f8f58bd"/>
    </style:style>
    <style:style style:name="T304" style:family="text">
      <style:text-properties officeooo:rsid="0f95a7a0"/>
    </style:style>
    <style:style style:name="T305" style:family="text">
      <style:text-properties style:text-underline-style="none"/>
    </style:style>
    <style:style style:name="T306" style:family="text">
      <style:text-properties style:font-name="Liberation Mono" fo:font-size="8pt" style:font-size-asian="8pt" style:font-size-complex="8pt" loext:padding="0.049cm" loext:border="0.31pt solid #000000"/>
    </style:style>
    <style:style style:name="T30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4"><text:span text:style-name="Strong_20_Emphasis"><text:span text:style-name="T173">C</text:span></text:span><text:span text:style-name="Strong_20_Emphasis"><text:span text:style-name="T172">hecklist voor </text:span></text:span><text:span text:style-name="Strong_20_Emphasis"><text:span text:style-name="T174">de installatie</text:span></text:span><text:span text:style-name="Strong_20_Emphasis"><text:span text:style-name="T172"> van </text:span></text:span><text:span text:style-name="Strong_20_Emphasis"><text:span text:style-name="T172"><text:user-field-get text:name="Distro">Ubuntu</text:user-field-get></text:span></text:span><text:span text:style-name="Strong_20_Emphasis"><text:span text:style-name="T172"><text:s/></text:span></text:span><text:span text:style-name="Strong_20_Emphasis"><text:span text:style-name="T179"><text:user-field-get text:name="Version">24.04</text:user-field-get></text:span></text:span><text:span text:style-name="Strong_20_Emphasis"><text:span text:style-name="T176"><text:note text:id="ftn1" text:note-class="footnote"><text:note-citation>1</text:note-citation><text:note-body><text:p text:style-name="P81"><text:span text:style-name="T288">D</text:span><text:span text:style-name="T279">eze </text:span><text:span text:style-name="Strong_20_Emphasis"><text:span text:style-name="T290"><text:user-field-get text:name="Distro">Ubuntu</text:user-field-get></text:span></text:span><text:span text:style-name="T281"><text:s/></text:span><text:span text:style-name="T291"><text:user-field-get text:name="Version">24.04</text:user-field-get></text:span><text:span text:style-name="T291"><text:s/></text:span><text:span text:style-name="Strong_20_Emphasis"><text:span text:style-name="T292"><text:user-field-get text:name="Edition">Desktop</text:user-field-get></text:span></text:span><text:span text:style-name="T279"><text:s/>(codenaam </text:span><text:span text:style-name="T287">noble</text:span><text:span text:style-name="T279">) van april</text:span><text:span text:style-name="T282"> </text:span><text:span text:style-name="Strong_20_Emphasis"><text:span text:style-name="T293"><text:user-field-get text:name="Releaseyear">2024</text:user-field-get></text:span></text:span><text:span text:style-name="T283"><text:s/></text:span><text:span text:style-name="T288">is een zogenaamde </text:span><text:span text:style-name="T279">LTS-</text:span><text:span text:style-name="T288">versie</text:span><text:span text:style-name="T279"> </text:span><text:span text:style-name="T288">(</text:span><text:span text:style-name="T279">staat voor Long-Term Support, </text:span><text:span text:style-name="T280">langetermijnondersteuning</text:span><text:span text:style-name="T288">)</text:span><text:span text:style-name="T280"> </text:span><text:span text:style-name="T289">en</text:span><text:span text:style-name="T283"> </text:span><text:span text:style-name="T279">wordt gedurende 5 jaar ondersteund tot april 202</text:span><text:span text:style-name="T287">9</text:span><text:span text:style-name="T279">, en met een </text:span><text:span text:style-name="T286">gratis persoonlijk </text:span><text:span text:style-name="T279">Ubuntu </text:span><text:span text:style-name="T284">P</text:span><text:span text:style-name="T279">ro-abonnement gedurende 1</text:span><text:span text:style-name="T285">0</text:span><text:span text:style-name="T279"> jaar tot april 203</text:span><text:span text:style-name="T287">4</text:span><text:span text:style-name="T279">.</text:span></text:p></text:note-body></text:note></text:span></text:span><text:span text:style-name="Strong_20_Emphasis"><text:span text:style-name="T177"><text:s/></text:span></text:span><text:span text:style-name="Strong_20_Emphasis"><text:span text:style-name="T178"><text:user-field-get text:name="Edition">Desktop</text:user-field-get></text:span></text:span><text:span text:style-name="Strong_20_Emphasis"><text:span text:style-name="T175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19">Vul </text:span><text:span text:style-name="T18">achter</text:span><text:span text:style-name="T15"> de </text:span><text:span text:style-name="Definition"><text:span text:style-name="T302">ONDERSTREEPTE</text:span></text:span><text:span text:style-name="T1"> </text:span><text:span text:style-name="T16">woorden</text:span><text:span text:style-name="T15"> het</text:span><text:span text:style-name="Strong_20_Emphasis"><text:span text:style-name="T220"> </text:span></text:span><text:span text:style-name="Strong_20_Emphasis"><text:span text:style-name="T221">tekstvak</text:span></text:span><text:span text:style-name="T16"> </text:span><text:span text:style-name="T19">in,</text:span><text:span text:style-name="T16"> </text:span><text:span text:style-name="T238">zie </text:span><text:span text:style-name="T272">[</text:span><text:span text:style-name="T238">toelichting</text:span><text:span text:style-name="T272">]</text:span><text:span text:style-name="T16">:</text:span></text:p>
      <text:p text:style-name="P2"><text:span text:style-name="Definition"><text:span text:style-name="T23">GEBRUIKER</text:span></text:span><text:span text:style-name="T246"><text:tab/><text:tab/></text:span><text:span text:style-name="T271"> <text:tab/><text:tab/></text:span><text:span text:style-name="T247"><draw:control text:anchor-type="as-char" svg:y="-0.4cm" draw:z-index="12" draw:name="Gebruiker 2" draw:style-name="gr2" draw:text-style-name="P92" svg:width="6.4cm" svg:height="0.6cm" draw:control="control11"><svg:title>Gebruiker</svg:title><svg:desc>Volledige naam, bijv. Jan Stek</svg:desc></draw:control></text:span><text:span text:style-name="T247"><text:tab/> <text:s text:c="2"/></text:span><text:span text:style-name="T248">[</text:span><text:span text:style-name="T249">V</text:span><text:span text:style-name="T241">olledige naam, bijv. </text:span><text:span text:style-name="T242">J</text:span><text:span text:style-name="T269">a</text:span><text:span text:style-name="T242">n </text:span><text:span text:style-name="T269">Jansen</text:span><text:span text:style-name="T270">]</text:span></text:p>
      <text:p text:style-name="P79"><text:span text:style-name="Definition"><text:span text:style-name="T240">g</text:span></text:span><text:span text:style-name="Definition">ebruikersnaam</text:span><text:span text:style-name="Definition"><text:span text:style-name="T305"><text:tab/></text:span></text:span><text:span text:style-name="T239"><draw:control text:anchor-type="as-char" svg:y="-0.4cm" draw:z-index="13" draw:name="Gberuikersnaam 3" draw:style-name="gr2" draw:text-style-name="P92" svg:width="6.4cm" svg:height="0.6cm" draw:control="control12"><svg:title>Gebruikersnaam</svg:title><svg:desc>Korte naam, bijv. jan</svg:desc></draw:control></text:span><text:span text:style-name="T239"><text:tab/> <text:s text:c="2"/></text:span><text:span text:style-name="T7">[</text:span><text:span text:style-name="T8">K</text:span><text:span text:style-name="T6">orte naam, bijv. </text:span><text:span text:style-name="T183">j</text:span><text:span text:style-name="T184">a</text:span><text:span text:style-name="T183">n</text:span><text:span text:style-name="T185">]</text:span></text:p>
      <text:p text:style-name="P2"><text:span text:style-name="Definition">COMPUTERNAAM</text:span><text:span text:style-name="T250"><text:tab/><text:tab/></text:span><draw:control text:anchor-type="as-char" svg:y="-0.4cm" draw:z-index="14" draw:name="Computernaam 1" draw:style-name="gr2" draw:text-style-name="P92" svg:width="6.4cm" svg:height="0.6cm" draw:control="control13"><svg:title>Computernaam</svg:title><svg:desc>Unieke naam van de computer</svg:desc></draw:control><text:tab/> <text:s text:c="2"/><text:span text:style-name="T255">[</text:span><text:span text:style-name="T256">N</text:span><text:span text:style-name="T251">aam van de compute</text:span><text:span text:style-name="T252">r, </text:span><text:span text:style-name="T253">bijv. </text:span><text:span text:style-name="T254">pc02</text:span><text:span text:style-name="T255">]</text:span></text:p>
      <text:p text:style-name="P2"><text:span text:style-name="Definition"><text:span text:style-name="T258">GEBRUIKER</text:span></text:span><text:span text:style-name="Definition"><text:span text:style-name="T263"><text:tab/></text:span></text:span><text:span text:style-name="T257"><text:tab/></text:span><text:span text:style-name="T271"> <text:tab/><text:tab/></text:span><text:span text:style-name="T247"><draw:control text:anchor-type="as-char" svg:y="-0.4cm" draw:z-index="15" draw:name="Gebruiker 3" draw:style-name="gr2" draw:text-style-name="P92" svg:width="6.4cm" svg:height="0.6cm" draw:control="control14"><svg:title>Gebruiker</svg:title><svg:desc>Volledige naam, bijv. Jan Stek</svg:desc></draw:control></text:span><text:span text:style-name="T247"><text:tab/> <text:s text:c="2"/></text:span><text:span text:style-name="T248">[</text:span><text:span text:style-name="T249">V</text:span><text:span text:style-name="T241">olledige naam </text:span><text:span text:style-name="T245">evt. 2</text:span><text:span text:style-name="T273">e</text:span><text:span text:style-name="T243"> gebruiker</text:span><text:span text:style-name="T244">]</text:span></text:p>
      <text:p text:style-name="P79"><text:span text:style-name="Definition"><text:span text:style-name="T258">GEBRUIKERSN</text:span></text:span><text:span text:style-name="Definition"><text:span text:style-name="T259">aa</text:span></text:span><text:span text:style-name="Definition"><text:span text:style-name="T258">M</text:span></text:span><text:span text:style-name="Definition"><text:span text:style-name="T263"><text:tab/></text:span></text:span><text:span text:style-name="T239"><draw:control text:anchor-type="as-char" svg:y="-0.4cm" draw:z-index="16" draw:name="Gberuikersnaam 4" draw:style-name="gr2" draw:text-style-name="P92" svg:width="6.4cm" svg:height="0.6cm" draw:control="control15"><svg:title>Gebruikersnaam</svg:title><svg:desc>Korte naam, bijv. jan</svg:desc></draw:control></text:span><text:span text:style-name="T239"><text:tab/> <text:s text:c="2"/></text:span><text:span text:style-name="T261">[</text:span><text:span text:style-name="T262">K</text:span><text:span text:style-name="T260">orte naam</text:span><text:span text:style-name="T264"> </text:span><text:span text:style-name="T265">e</text:span><text:span text:style-name="T266">vt. 2</text:span><text:span text:style-name="T274">e</text:span><text:span text:style-name="T266"> </text:span><text:span text:style-name="T267">gebruiker</text:span><text:span text:style-name="T268">]</text:span></text:p>
      <text:p text:style-name="P1"><text:span text:style-name="T186">Vervang </text:span><text:span text:style-name="T193">de</text:span><text:span text:style-name="T186"> </text:span><text:span text:style-name="Definition"><text:span text:style-name="T24">ONDERSTREEPTE</text:span></text:span><text:span text:style-name="T186"> </text:span><text:span text:style-name="T187">woorden </text:span><text:span text:style-name="T186">in deze checklist door </text:span><text:span text:style-name="T193">d</text:span><text:span text:style-name="T194">i</text:span><text:span text:style-name="T193">e </text:span><text:span text:style-name="T192">in </text:span><text:span text:style-name="T194">het</text:span><text:span text:style-name="Strong_20_Emphasis"><text:span text:style-name="T62"> </text:span></text:span><text:span text:style-name="Strong_20_Emphasis"><text:span text:style-name="T81">tekstvak</text:span></text:span><text:span text:style-name="T186">.</text:span></text:p>
      <text:p text:style-name="P40"/>
      <text:p text:style-name="P40"/>
      <text:p text:style-name="P3"><text:span text:style-name="T198">Nog niet op Linux?</text:span><text:span text:style-name="T188"><text:tab/></text:span><text:span text:style-name="Strong_20_Emphasis"><text:span text:style-name="T84"><draw:control text:anchor-type="as-char" draw:z-index="17" draw:name="Vorm3" draw:style-name="gr1" draw:text-style-name="P91" svg:width="0.35cm" svg:height="0.35cm" draw:control="control16"/></text:span></text:span><text:span text:style-name="T195"><text:tab/></text:span><text:span text:style-name="T196">G</text:span><text:span text:style-name="T189">ebruik </text:span><text:span text:style-name="Strong_20_Emphasis"><text:span text:style-name="T199">Checklist </text:span></text:span><text:span text:style-name="Strong_20_Emphasis"><text:span text:style-name="T200">overzetten</text:span></text:span><text:span text:style-name="T189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90"> onder </text:span><text:span text:style-name="T197">Linux</text:span><text:span text:style-name="T191">.</text:span></text:p>
      <text:p text:style-name="P39"><text:span text:style-name="T162">Nieuwe installatie?</text:span><text:span text:style-name="T158"><text:tab/></text:span><text:span text:style-name="Strong_20_Emphasis"><text:span text:style-name="T83"><draw:control text:anchor-type="as-char" draw:z-index="18" draw:name="Vorm 2" draw:style-name="gr1" draw:text-style-name="P91" svg:width="0.35cm" svg:height="0.35cm" draw:control="control17"/></text:span></text:span><text:span text:style-name="T161"><text:tab/></text:span><text:span text:style-name="T160">B</text:span><text:span text:style-name="T158">egin bij hoofdstuk </text:span><text:span text:style-name="T162"><text:bookmark-ref text:reference-format="page" text:ref-name="__RefNumPara__4009_1271708128">2</text:bookmark-ref></text:span><text:span text:style-name="T158"><text:s text:c="2"/></text:span><text:span text:style-name="T163"><text:bookmark-ref text:reference-format="text" text:ref-name="__RefNumPara__4009_1271708128">Installatie uitvoeren</text:bookmark-ref></text:span><text:span text:style-name="T159">.</text:span></text:p>
      <text:p text:style-name="P22"/>
      <text:p text:style-name="P22"/>
      <text:list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82"><draw:control text:anchor-type="as-char" draw:z-index="5" draw:name="Vorm3_0" draw:style-name="gr1" draw:text-style-name="P9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82"><draw:control text:anchor-type="as-char" draw:z-index="8" draw:name="Vorm3_ 2" draw:style-name="gr1" draw:text-style-name="P9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3"><text:span text:style-name="User_20_Entry"><text:span text:style-name="T117">E</text:span></text:span><text:span text:style-name="User_20_Entry"><text:span text:style-name="T132">v</text:span></text:span><text:span text:style-name="User_20_Entry"><text:span text:style-name="T133">en</text:span></text:span><text:span text:style-name="User_20_Entry"><text:span text:style-name="T135">t</text:span></text:span><text:span text:style-name="User_20_Entry"><text:span text:style-name="T136">uele </text:span></text:span><text:span text:style-name="User_20_Entry"><text:span text:style-name="T137">extra </text:span></text:span><text:span text:style-name="Definition"><text:span text:style-name="T300">gebruiker</text:span></text:span><text:span text:style-name="User_20_Entry"><text:span text:style-name="T128">s</text:span></text:span><text:span text:style-name="User_20_Entry"><text:span text:style-name="T137"> aanmelden </text:span></text:span><text:span text:style-name="User_20_Entry"><text:span text:style-name="T138">en dezelfde stappen uitvoeren</text:span></text:span><text:span text:style-name="User_20_Entry"><text:span text:style-name="T134">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84"><draw:control text:anchor-type="as-char" draw:z-index="19" draw:name="Vorm4" draw:style-name="gr1" draw:text-style-name="P91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3" office:value-type="string">
            <text:p text:style-name="P72"><text:span text:style-name="Strong_20_Emphasis"><text:span text:style-name="T77">D</text:span></text:span><text:span text:style-name="Strong_20_Emphasis"><text:span text:style-name="T62">ruk op de </text:span></text:span><text:span text:style-name="Strong_20_Emphasis"><text:span text:style-name="T153">Super</text:span></text:span><text:span text:style-name="Strong_20_Emphasis"><text:span text:style-name="T62">-toets</text:span></text:span><text:span text:style-name="Strong_20_Emphasis"><text:span text:style-name="T42"><text:note text:id="ftn3" text:note-class="footnote"><text:note-citation>3</text:note-citation><text:note-body><text:p text:style-name="P71"><text:span text:style-name="T157">D</text:span>e <text:span text:style-name="T306">Super</text:span>-toets <text:span text:style-name="T210">is de Windows-toets, Command-toets </text:span><text:span text:style-name="T211">(Apple)</text:span><text:span text:style-name="T210">, of Vergrootglas-toets </text:span><text:span text:style-name="T211">(Chromebook)</text:span><text:span text:style-name="T210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3">ter</text:span></text:span><text:span text:style-name="Strong_20_Emphasis"><text:span text:style-name="T94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95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0"/></text:span></text:p>
          </table:table-cell>
          <table:table-cell table:style-name="_31_._5f_Installatie_5f_voorbereiden.D4" office:value-type="string">
            <text:p text:style-name="P73"><text:span text:style-name="T3">Typ</text:span><text:span text:style-name="Strong_20_Emphasis"><text:span text:style-name="T52"> de</text:span></text:span><text:span text:style-name="Strong_20_Emphasis"><text:span text:style-name="T53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54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5" office:value-type="string">
            <text:p text:style-name="P82"><text:span text:style-name="User_20_Entry"><text:span text:style-name="T26">wget karelzimmer.nl/</text:span></text:span><text:span text:style-name="User_20_Entry"><text:span text:style-name="T156">getdeb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6" office:value-type="string">
            <text:p text:style-name="P82"><text:span text:style-name="User_20_Entry"><text:span text:style-name="T26">bash </text:span></text:span><text:span text:style-name="User_20_Entry"><text:span text:style-name="T156">getdeb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49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84"><draw:control text:anchor-type="as-char" draw:z-index="20" draw:name="Vorm 3" draw:style-name="gr1" draw:text-style-name="P91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84"><draw:control text:anchor-type="as-char" draw:z-index="21" draw:name="Vorm 4" draw:style-name="gr1" draw:text-style-name="P91" svg:width="0.35cm" svg:height="0.35cm" draw:control="control20"/></text:span></text:span></text:p>
          </table:table-cell>
          <table:table-cell table:style-name="_31_._5f_Installatie_5f_voorbereiden.D9" office:value-type="string">
            <text:p text:style-name="P74"><text:span text:style-name="Strong_20_Emphasis"><text:span text:style-name="T77">D</text:span></text:span><text:span text:style-name="Strong_20_Emphasis"><text:span text:style-name="T58">ruk </text:span></text:span><text:span text:style-name="Strong_20_Emphasis"><text:span text:style-name="T59">op de </text:span></text:span><text:span text:style-name="Strong_20_Emphasis"><text:span text:style-name="T153">Super</text:span></text:span><text:span text:style-name="Strong_20_Emphasis"><text:span text:style-name="T59">-toets</text:span></text:span><text:span text:style-name="Strong_20_Emphasis"><text:span text:style-name="T43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89">men</text:span></text:span><text:span text:style-name="Strong_20_Emphasis"><text:span text:style-name="T90">u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</text:span></text:span><text:span text:style-name="Strong_20_Emphasis"><text:span text:style-name="T85"> </text:span></text:span><text:span text:style-name="Strong_20_Emphasis"><text:span text:style-name="T100">Installatiem</text:span></text:span><text:span text:style-name="Strong_20_Emphasis"><text:span text:style-name="T101">enu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0"/></text:span></text:p>
          </table:table-cell>
          <table:table-cell table:style-name="_31_._5f_Installatie_5f_voorbereiden.D10" office:value-type="string">
            <text:p text:style-name="P68"><text:span text:style-name="Strong_20_Emphasis"><text:span text:style-name="T80">Selecteer</text:span></text:span><text:span text:style-name="Strong_20_Emphasis"><text:span text:style-name="T56"> </text:span></text:span><text:span text:style-name="Strong_20_Emphasis"><text:span text:style-name="T102">1</text:span></text:span><text:span text:style-name="Strong_20_Emphasis"><text:span text:style-name="T103"> <text:s/></text:span></text:span><text:span text:style-name="Strong_20_Emphasis"><text:span text:style-name="T104">In</text:span></text:span><text:span text:style-name="Strong_20_Emphasis"><text:span text:style-name="T97">stallatie voorbereiden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1" office:value-type="string">
            <text:p text:style-name="P50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6"><text:bookmark-start text:name="__RefNumPara__4009_1271708128"/><text:span text:style-name="Strong_20_Emphasis"><text:span text:style-name="T201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B1" office:value-type="string">
            <text:p text:style-name="P55"><text:span text:style-name="Strong_20_Emphasis"><text:span text:style-name="T84"><draw:control text:anchor-type="as-char" draw:z-index="2" draw:name="Vorm9" draw:style-name="gr1" draw:text-style-name="P9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0"><text:span text:style-name="T204">Start de computer op vanaf</text:span><text:span text:style-name="T204"><text:note text:id="ftn4" text:note-class="footnote"><text:note-citation>1</text:note-citation><text:note-body><text:p text:style-name="P78"><text:span text:style-name="T142">B</text:span><text:span text:style-name="T143">ootmenu/</text:span><text:span text:style-name="T142">S</text:span><text:span text:style-name="T143">etup</text:span><text:span text:style-name="T141"> via </text:span><text:span text:style-name="T139">é</text:span><text:span text:style-name="T140">é</text:span><text:span text:style-name="T142">n van de </text:span><text:span text:style-name="Definition"><text:span text:style-name="T144">Veelgebruikte toetsen:</text:span></text:span><text:span text:style-name="Definition"><text:span text:style-name="T145"> </text:span></text:span><text:span text:style-name="User_20_Entry"><text:span text:style-name="T155">Esc</text:span></text:span><text:span text:style-name="User_20_Entry"><text:span text:style-name="T148">,</text:span></text:span><text:span text:style-name="Definition"><text:span text:style-name="T145"> </text:span></text:span><text:span text:style-name="User_20_Entry"><text:span text:style-name="T155">Delete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1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2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9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10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11</text:span></text:span><text:span text:style-name="User_20_Entry"><text:span text:style-name="T149">,</text:span></text:span><text:span text:style-name="Definition"><text:span text:style-name="T145"> </text:span></text:span><text:span text:style-name="Definition"><text:span text:style-name="T146">o</text:span></text:span><text:span text:style-name="Definition"><text:span text:style-name="T147">f</text:span></text:span><text:span text:style-name="Definition"><text:span text:style-name="T145"> </text:span></text:span><text:span text:style-name="User_20_Entry"><text:span text:style-name="T155">F12</text:span></text:span><text:span text:style-name="User_20_Entry"><text:span text:style-name="T149">.</text:span></text:span></text:p></text:note-body></text:note></text:span><text:span text:style-name="T204"> </text:span><text:span text:style-name="T208">een </text:span><text:span text:style-name="Strong_20_Emphasis"><text:span text:style-name="T181"><text:user-field-get text:name="Distro">Ubuntu</text:user-field-get></text:span></text:span><text:span text:style-name="T203"><text:s/></text:span><text:span text:style-name="T182"><text:user-field-get text:name="Version">24.04</text:user-field-get></text:span><text:span text:style-name="T182"><text:s/></text:span><text:span text:style-name="Strong_20_Emphasis"><text:span text:style-name="T110"><text:user-field-get text:name="Edition">Desktop</text:user-field-get></text:span></text:span><text:span text:style-name="Strong_20_Emphasis"><text:span text:style-name="T110"><text:s/></text:span></text:span><text:span text:style-name="Strong_20_Emphasis"><text:span text:style-name="T111">L</text:span></text:span><text:span text:style-name="T112">ive</text:span><text:span text:style-name="T112"><text:note text:id="ftn5" text:note-class="footnote"><text:note-citation>2</text:note-citation><text:note-body><text:p text:style-name="P67"><text:span text:style-name="T275">Vanaf ee</text:span>n <text:span text:style-name="T304">L</text:span>ive <text:span text:style-name="T303">USB</text:span><text:span text:style-name="T278">-stick</text:span><text:span text:style-name="T21"> </text:span>kunt <text:span text:style-name="T275">u opstarten en</text:span> <text:span text:style-name="T17">met </text:span><text:span text:style-name="Strong_20_Emphasis"><text:span text:style-name="T212"><text:user-field-get text:name="Distro">Ubuntu</text:user-field-get></text:span></text:span><text:span text:style-name="Strong_20_Emphasis"><text:span text:style-name="T212"><text:s/></text:span></text:span>werken zonder enige bestanden op de harde schijf te wijzigen en maakt ook installatie van <text:span text:style-name="Strong_20_Emphasis"><text:span text:style-name="T212"><text:user-field-get text:name="Distro">Ubuntu</text:user-field-get></text:span></text:span><text:span text:style-name="Strong_20_Emphasis"><text:span text:style-name="T212"><text:s/></text:span></text:span>mogelijk.</text:p></text:note-body></text:note></text:span><text:span text:style-name="T112"> </text:span><text:span text:style-name="T115">USB</text:span><text:span text:style-name="T113">-stick</text:span><text:span text:style-name="T113"><text:note text:id="ftn6" text:note-class="footnote"><text:note-citation>3</text:note-citation><text:note-body><text:p text:style-name="P80"><text:span text:style-name="Strong_20_Emphasis"><text:span text:style-name="T127">Maak een opstartbare USB-stick</text:span></text:span><text:span text:style-name="Strong_20_Emphasis"><text:span text:style-name="T123">:<text:line-break/></text:span></text:span><text:span text:style-name="Strong_20_Emphasis"><text:span text:style-name="T118">Download </text:span></text:span><text:span text:style-name="Strong_20_Emphasis"><text:span text:style-name="T119">een </text:span></text:span><text:span text:style-name="Strong_20_Emphasis"><text:span text:style-name="T129"><text:user-field-get text:name="Distro">Ubuntu</text:user-field-get></text:span></text:span><text:span text:style-name="Strong_20_Emphasis"><text:span text:style-name="T129"><text:s/></text:span></text:span><text:span text:style-name="Strong_20_Emphasis"><text:span text:style-name="T129"><text:user-field-get text:name="Edition">Desktop</text:user-field-get></text:span></text:span><text:span text:style-name="Strong_20_Emphasis"><text:span text:style-name="T129"><text:s/></text:span></text:span><text:span text:style-name="Strong_20_Emphasis"><text:span text:style-name="T129"><text:user-field-get text:name="Version">24.04</text:user-field-get></text:span></text:span><text:span text:style-name="Strong_20_Emphasis"><text:span text:style-name="T129"><text:s/></text:span></text:span><text:span text:style-name="Strong_20_Emphasis"><text:span text:style-name="T131">LTS </text:span></text:span><text:span text:style-name="Strong_20_Emphasis"><text:span text:style-name="T124">CD</text:span></text:span><text:span text:style-name="Strong_20_Emphasis"><text:span text:style-name="T126">-beeldbestand</text:span></text:span><text:span text:style-name="Strong_20_Emphasis"><text:span text:style-name="T120"> </text:span></text:span><text:span text:style-name="Strong_20_Emphasis"><text:span text:style-name="T121">(.iso) </text:span></text:span><text:span text:style-name="Strong_20_Emphasis"><text:span text:style-name="T120">vanaf </text:span></text:span><text:a xlink:type="simple" xlink:href="https://ubuntu.com/download" text:style-name="Internet_20_link" text:visited-style-name="Visited_20_Internet_20_Link"><text:span text:style-name="Strong_20_Emphasis"><text:span text:style-name="T277">ubuntu.com/download</text:span></text:span></text:a><text:span text:style-name="Strong_20_Emphasis"><text:span text:style-name="T120">.</text:span></text:span><text:span text:style-name="Strong_20_Emphasis"><text:span text:style-name="T122"><text:line-break/>De </text:span></text:span><text:span text:style-name="Strong_20_Emphasis"><text:span text:style-name="T125">ver</text:span></text:span><text:span text:style-name="Strong_20_Emphasis"><text:span text:style-name="T122">volgstappen staan beschreven in </text:span></text:span><text:span text:style-name="Strong_20_Emphasis"><text:span text:style-name="T130">Linux informatie</text:span></text:span><text:span text:style-name="Strong_20_Emphasis"><text:span text:style-name="T122">, te vinden op </text:span></text:span><text:a xlink:type="simple" xlink:href="https://karelzimmer.nl/" text:style-name="Internet_20_link" text:visited-style-name="Visited_20_Internet_20_Link"><text:span text:style-name="Strong_20_Emphasis"><text:span text:style-name="T276">karelzimmer.nl</text:span></text:span></text:a><text:span text:style-name="Strong_20_Emphasis"><text:span text:style-name="T122">, onder </text:span></text:span><text:span text:style-name="Strong_20_Emphasis"><text:span text:style-name="T130">Linux</text:span></text:span><text:span text:style-name="Strong_20_Emphasis"><text:span text:style-name="T122">.</text:span></text:span></text:p></text:note-body></text:note></text:span><text:span text:style-name="T114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20"><text:span text:style-name="Strong_20_Emphasis"><text:span text:style-name="T80">Selecteer</text:span></text:span><text:span text:style-name="Strong_20_Emphasis"><text:span text:style-name="T47"> </text:span></text:span><text:span text:style-name="Strong_20_Emphasis"><text:span text:style-name="T96">Try or Install Ubuntu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116"><draw:control text:anchor-type="as-char" draw:z-index="7" draw:name="Vorm 6" draw:style-name="gr1" draw:text-style-name="P91" svg:width="0.35cm" svg:height="0.35cm" draw:control="control6"/></text:span></text:span></text:p>
          </table:table-cell>
          <table:table-cell table:style-name="_32_._5f_Installatie_5f_uitvoeren.C4" office:value-type="string">
            <text:p text:style-name="P17"><text:span text:style-name="T205">Kies</text:span><text:span text:style-name="T206"> </text:span><text:span text:style-name="T209">Nederlands</text:span><text:span text:style-name="T206"> en klik</text:span><text:span text:style-name="T207"> </text:span><text:span text:style-name="T206">op</text:span><text:span text:style-name="T205"> </text:span><text:span text:style-name="T202">Next</text:span><text:span text:style-name="T205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6" office:value-type="string">
            <text:p text:style-name="P1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26" draw:name="Vorm 10" draw:style-name="gr1" draw:text-style-name="P91" svg:width="0.35cm" svg:height="0.35cm" draw:control="control25"/></text:span></text:span></text:p>
          </table:table-cell>
          <table:table-cell table:style-name="_32_._5f_Installatie_5f_uitvoeren.C7" office:value-type="string">
            <text:p text:style-name="P10"><text:span text:style-name="T230">Bij</text:span><text:span text:style-name="T223"> </text:span><text:span text:style-name="Strong_20_Emphasis"><text:span text:style-name="T233">Kies uw toetesenbordindeling</text:span></text:span><text:span text:style-name="T223">: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83">Kies <text:span text:style-name="T307">Engels VS</text:span> en <text:span text:style-name="Strong_20_Emphasis">Engels (VS, internationaal, met doede toetsen)</text:span>.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27" draw:name="Vorm 11" draw:style-name="gr1" draw:text-style-name="P91" svg:width="0.35cm" svg:height="0.35cm" draw:control="control26"/></text:span></text:span></text:p>
          </table:table-cell>
          <table:table-cell table:style-name="_32_._5f_Installatie_5f_uitvoeren.C7" office:value-type="string">
            <text:p text:style-name="P10"><text:span text:style-name="T230">Bij</text:span><text:span text:style-name="T223"> </text:span><text:span text:style-name="Strong_20_Emphasis"><text:span text:style-name="T234">What apps would you like to install to start with?</text:span></text:span><text:span text:style-name="Strong_20_Emphasis"><text:span text:style-name="T219"> kies </text:span></text:span><text:span text:style-name="Strong_20_Emphasis"><text:span text:style-name="T234">Extended selection</text:span></text:span><text:span text:style-name="Strong_20_Emphasis"><text:span text:style-name="T219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6" draw:name="Vorm 1" draw:style-name="gr1" draw:text-style-name="P91" svg:width="0.35cm" svg:height="0.35cm" draw:control="control5"/></text:span></text:span></text:p>
          </table:table-cell>
          <table:table-cell table:style-name="_32_._5f_Installatie_5f_uitvoeren.C13" office:value-type="string">
            <text:p text:style-name="P10"><text:span text:style-name="T230">Bij</text:span><text:span text:style-name="T223"> </text:span><text:span text:style-name="Strong_20_Emphasis"><text:span text:style-name="T231">Create your account</text:span></text:span><text:span text:style-name="T223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11"><text:span text:style-name="T229">V</text:span><text:span text:style-name="T224">ul </text:span><text:span text:style-name="T225">in </text:span><text:span text:style-name="Strong_20_Emphasis"><text:span text:style-name="T231">Your</text:span></text:span><text:span text:style-name="Strong_20_Emphasis"><text:span text:style-name="T226"> n</text:span></text:span><text:span text:style-name="Strong_20_Emphasis"><text:span text:style-name="T227">am</text:span></text:span><text:span text:style-name="Strong_20_Emphasis"><text:span text:style-name="T231">e</text:span></text:span><text:span text:style-name="Strong_20_Emphasis"><text:span text:style-name="T215"> </text:span></text:span><text:span text:style-name="Definition"><text:span text:style-name="T4">gebruiker</text:span></text:span><text:span text:style-name="Strong_20_Emphasis"><text:span text:style-name="T216">, <text:line-break/></text:span></text:span><text:span text:style-name="Strong_20_Emphasis"><text:span text:style-name="T231">You</text:span></text:span><text:span text:style-name="Strong_20_Emphasis"><text:span text:style-name="T237">r</text:span></text:span><text:span text:style-name="Strong_20_Emphasis"><text:span text:style-name="T226"> </text:span></text:span><text:span text:style-name="Strong_20_Emphasis"><text:span text:style-name="T228">computer</text:span></text:span><text:span text:style-name="Strong_20_Emphasis"><text:span text:style-name="T236">'s </text:span></text:span><text:span text:style-name="Strong_20_Emphasis"><text:span text:style-name="T235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15">,<text:line-break/></text:span></text:span><text:span text:style-name="Strong_20_Emphasis"><text:span text:style-name="T232">Your username</text:span></text:span><text:span text:style-name="Strong_20_Emphasis"><text:span text:style-name="T215"> </text:span></text:span><text:span text:style-name="Definition"><text:span text:style-name="T4">gebruikersnaam</text:span></text:span><text:span text:style-name="Strong_20_Emphasis"><text:span text:style-name="T215">, </text:span></text:span><text:span text:style-name="Strong_20_Emphasis"><text:span text:style-name="T218">en</text:span></text:span><text:span text:style-name="Strong_20_Emphasis"><text:span text:style-name="T215"><text:line-break/></text:span></text:span><text:span text:style-name="Strong_20_Emphasis"><text:span text:style-name="T217">g</text:span></text:span><text:span text:style-name="Strong_20_Emphasis"><text:span text:style-name="T214">eef tweemaal een </text:span></text:span><text:span text:style-name="Strong_20_Emphasis"><text:span text:style-name="T222">wachtwoord</text:span></text:span><text:span text:style-name="Strong_20_Emphasis"><text:span text:style-name="T214">.</text:span></text:span></text:p>
          </table:table-cell>
        </table:table-row>
      </table:table>
      <text:p text:style-name="P43"><text:span text:style-name="Strong_20_Emphasis"><text:span text:style-name="T86"/></text:span></text:p>
      <text:list text:continue-numbering="true" text:style-name="L1">
        <text:list-item>
          <text:p text:style-name="P85"><text:span text:style-name="Strong_20_Emphasis"><text:span text:style-name="T98">Installatie </text:span></text:span><text:span text:style-name="Strong_20_Emphasis"><text:span text:style-name="T99">afronden</text:span></text:span></text:p>
        </text:list-item>
      </text:list>
      <text:p text:style-name="P44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84"><draw:control text:anchor-type="as-char" draw:z-index="3" draw:name="Vorm24" draw:style-name="gr1" draw:text-style-name="P91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66"><text:span text:style-name="Strong_20_Emphasis"><text:span text:style-name="T87"/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5"><text:span text:style-name="Strong_20_Emphasis"><text:span text:style-name="T83"><draw:control text:anchor-type="as-char" draw:z-index="10" draw:name="Vorm13_1" draw:style-name="gr1" draw:text-style-name="P91" svg:width="0.35cm" svg:height="0.35cm" draw:control="control9"/></text:span></text:span></text:p>
          </table:table-cell>
          <table:table-cell table:style-name="_33_._5f_Installatie_5f_afronden.C3" office:value-type="string">
            <text:p text:style-name="P19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64"><text:span text:style-name="Strong_20_Emphasis"><text:span text:style-name="T84"><draw:control text:anchor-type="as-char" draw:z-index="22" draw:name="Vorm 5" draw:style-name="gr1" draw:text-style-name="P91" svg:width="0.35cm" svg:height="0.35cm" draw:control="control21"/></text:span></text:span></text:p>
          </table:table-cell>
          <table:table-cell table:style-name="_33_._5f_Installatie_5f_afronden.C5" office:value-type="string">
            <text:p text:style-name="P77"><text:span text:style-name="Strong_20_Emphasis"><text:span text:style-name="T78">D</text:span></text:span><text:span text:style-name="Strong_20_Emphasis"><text:span text:style-name="T69">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153">Super</text:span></text:span><text:span text:style-name="Strong_20_Emphasis"><text:span text:style-name="T70">-toets</text:span></text:span><text:span text:style-name="Strong_20_Emphasis"><text:span text:style-name="T44"><text:note text:id="ftn7" text:note-class="footnote"><text:note-citation>1</text:note-citation><text:note-body><text:p text:style-name="P42"><text:span text:style-name="T170">De </text:span><text:span text:style-name="T213">Super</text:span><text:span text:style-name="T170">-toets is de Windows-toets, Command-toets </text:span><text:span text:style-name="T171">(Apple)</text:span><text:span text:style-name="T170">, of Vergrootglas-toets </text:span><text:span text:style-name="T171">(Chromebook)</text:span><text:span text:style-name="T170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3">ter</text:span></text:span><text:span text:style-name="Strong_20_Emphasis"><text:span text:style-name="T94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95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0"/></text:span></text:p>
          </table:table-cell>
          <table:table-cell table:style-name="_33_._5f_Installatie_5f_afronden.C6" office:value-type="string">
            <text:p text:style-name="P75"><text:span text:style-name="T5">Typ</text:span><text:span text:style-name="Strong_20_Emphasis"><text:span text:style-name="T52"> de</text:span></text:span><text:span text:style-name="Strong_20_Emphasis"><text:span text:style-name="T71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54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7" office:value-type="string">
            <text:p text:style-name="P82"><text:span text:style-name="User_20_Entry"><text:span text:style-name="T26">wget karelzimmer.nl/</text:span></text:span><text:span text:style-name="User_20_Entry"><text:span text:style-name="T156">getdeb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82"><text:span text:style-name="User_20_Entry"><text:span text:style-name="T26">bash </text:span></text:span><text:span text:style-name="User_20_Entry"><text:span text:style-name="T156">getdeb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9" office:value-type="string">
            <text:p text:style-name="P52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0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4"><text:span text:style-name="Strong_20_Emphasis"><text:span text:style-name="T84"><draw:control text:anchor-type="as-char" draw:z-index="23" draw:name="Vorm 7" draw:style-name="gr1" draw:text-style-name="P91" svg:width="0.35cm" svg:height="0.35cm" draw:control="control22"/></text:span></text:span></text:p>
          </table:table-cell>
          <table:table-cell table:style-name="_33_._5f_Installatie_5f_afronden.C11" office:value-type="string">
            <text:p text:style-name="P76"><text:span text:style-name="Strong_20_Emphasis"><text:span text:style-name="T78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53">Super</text:span></text:span><text:span text:style-name="Strong_20_Emphasis"><text:span text:style-name="T70">-toets</text:span></text:span><text:span text:style-name="Strong_20_Emphasis"><text:span text:style-name="T42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1">men</text:span></text:span><text:span text:style-name="Strong_20_Emphasis"><text:span text:style-name="T90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0">Installatiem</text:span></text:span><text:span text:style-name="Strong_20_Emphasis"><text:span text:style-name="T101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0"/></text:span></text:p>
          </table:table-cell>
          <table:table-cell table:style-name="_33_._5f_Installatie_5f_afronden.C12" office:value-type="string">
            <text:p text:style-name="P69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05">3 </text:span></text:span><text:span text:style-name="Strong_20_Emphasis"><text:span text:style-name="T88"><text:s/></text:span></text:span><text:span text:style-name="Strong_20_Emphasis"><text:span text:style-name="T106">Installatie</text:span></text:span><text:span text:style-name="Strong_20_Emphasis"><text:span text:style-name="T107"> </text:span></text:span><text:span text:style-name="Strong_20_Emphasis"><text:span text:style-name="T108">afronden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50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44"><text:span text:style-name="Strong_20_Emphasis"><text:span text:style-name="T46"><text:tab/></text:span></text:span></text:p>
      <text:p text:style-name="P45"><text:span text:style-name="Strong_20_Emphasis"><text:span text:style-name="T66"/></text:span></text:p>
      <text:p text:style-name="P46"><text:span text:style-name="Strong_20_Emphasis"><text:span text:style-name="T56"/></text:span></text:p>
      <text:list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84"><draw:control text:anchor-type="as-char" draw:z-index="4" draw:name="Vorm40_0" draw:style-name="gr1" draw:text-style-name="P91" svg:width="0.35cm" svg:height="0.35cm" draw:control="control3"/></text:span></text:span></text:p>
          </table:table-cell>
          <table:table-cell table:style-name="Tabel2.A1" office:value-type="string">
            <text:p text:style-name="P62"><text:span text:style-name="Strong_20_Emphasis"><text:span text:style-name="T84"><draw:control text:anchor-type="as-char" draw:z-index="9" draw:name="Vorm40_ 1" draw:style-name="gr1" draw:text-style-name="P91" svg:width="0.35cm" svg:height="0.35cm" draw:control="control8"/></text:span></text:span></text:p>
          </table:table-cell>
          <table:table-cell table:style-name="Tabel2.D1" office:value-type="string">
            <text:p text:style-name="P15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74"><text:note text:id="ftn8" text:note-class="footnote"><text:note-citation>1</text:note-citation><text:note-body><text:p text:style-name="P54"><text:span text:style-name="User_20_Entry"><text:span text:style-name="T150">E</text:span></text:span><text:span text:style-name="User_20_Entry"><text:span text:style-name="T152">ventuele extra </text:span></text:span><text:span text:style-name="Definition"><text:span text:style-name="T301">gebruiker</text:span></text:span><text:span text:style-name="User_20_Entry"><text:span text:style-name="T151">s</text:span></text:span><text:span text:style-name="User_20_Entry"><text:span text:style-name="T152"> aanmelden en dezelfde stappen uitvoeren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6"><text:span text:style-name="Strong_20_Emphasis"><text:span text:style-name="T83"><draw:control text:anchor-type="as-char" draw:z-index="11" draw:name="Vorm13_ 1" draw:style-name="gr1" draw:text-style-name="P91" svg:width="0.35cm" svg:height="0.35cm" draw:control="control10"/></text:span></text:span></text:p>
          </table:table-cell>
          <table:table-cell table:style-name="Tabel2.D2" office:value-type="string">
            <text:p text:style-name="P24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welkomst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5"><text:span text:style-name="Strong_20_Emphasis"><text:span text:style-name="T84"><draw:control text:anchor-type="as-char" draw:z-index="24" draw:name="Vorm 8" draw:style-name="gr1" draw:text-style-name="P91" svg:width="0.35cm" svg:height="0.35cm" draw:control="control23"/></text:span></text:span></text:p>
          </table:table-cell>
          <table:table-cell table:style-name="Tabel2.A1" office:value-type="string">
            <text:p text:style-name="P65"><text:span text:style-name="Strong_20_Emphasis"><text:span text:style-name="T84"><draw:control text:anchor-type="as-char" draw:z-index="25" draw:name="Vorm 9" draw:style-name="gr1" draw:text-style-name="P91" svg:width="0.35cm" svg:height="0.35cm" draw:control="control24"/></text:span></text:span></text:p>
          </table:table-cell>
          <table:table-cell table:style-name="Tabel2.D5" office:value-type="string">
            <text:p text:style-name="P21"><text:span text:style-name="Strong_20_Emphasis"><text:span text:style-name="T79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53">Super</text:span></text:span><text:span text:style-name="Strong_20_Emphasis"><text:span text:style-name="T70">-toets</text:span></text:span><text:span text:style-name="Strong_20_Emphasis"><text:span text:style-name="T42"><text:note text:id="ftn9" text:note-class="footnote"><text:note-citation>2</text:note-citation><text:note-body><text:p text:style-name="P41"><text:span text:style-name="T170">De </text:span><text:span text:style-name="T213">Super</text:span><text:span text:style-name="T170">-toets is de Windows-toets, Command-toets </text:span><text:span text:style-name="T171">(Apple)</text:span><text:span text:style-name="T170">, of Vergrootglas-toets </text:span><text:span text:style-name="T171">(Chromebook)</text:span><text:span text:style-name="T170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1">men</text:span></text:span><text:span text:style-name="Strong_20_Emphasis"><text:span text:style-name="T90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0">Installatiem</text:span></text:span><text:span text:style-name="Strong_20_Emphasis"><text:span text:style-name="T101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20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05">4 <text:s/></text:span></text:span><text:span text:style-name="Strong_20_Emphasis"><text:span text:style-name="T92">Gebruiker inrichten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7" office:value-type="string">
            <text:p text:style-name="P51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14"><text:span text:style-name="Strong_20_Emphasis"><text:span text:style-name="T75"/></text:span></text:p>
      <text:p text:style-name="P38"/>
      <text:p text:style-name="P27"><text:span text:style-name="T164">E</text:span><text:span text:style-name="T165">inde c</text:span><text:span text:style-name="T166">hecklist, </text:span><text:span text:style-name="T167">d</text:span><text:span text:style-name="T166">e installatie van </text:span><text:span text:style-name="Strong_20_Emphasis"><text:span text:style-name="T180"><text:user-field-get text:name="Distro">Ubuntu</text:user-field-get></text:span></text:span><text:span text:style-name="T168"><text:s/></text:span><text:span text:style-name="T169"><text:user-field-get text:name="Version">24.04</text:user-field-get></text:span><text:span text:style-name="T169"><text:s/></text:span><text:span text:style-name="Strong_20_Emphasis"><text:span text:style-name="T109"><text:user-field-get text:name="Edition">Desktop</text:user-field-get></text:span></text:span><text:span text:style-name="Strong_20_Emphasis"><text:span text:style-name="T109"><text:s/></text:span></text:span><text:span text:style-name="T166">is voltooid.</text:span></text:p>
      <text:p text:style-name="P8"/>
      <text:list text:style-name="L2">
        <text:list-header>
          <text:p text:style-name="P89"><text:span text:style-name="Emphasis"><text:span text:style-name="T29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6">Karel Zimmer</text:span></text:span></text:a><text:span text:style-name="Emphasis"><text:span text:style-name="T297">.</text:span></text:span></text:p>
          <text:p text:style-name="P90"><text:span text:style-name="Emphasis"><text:span text:style-name="T297">C</text:span></text:span><text:span text:style-name="Emphasis"><text:span text:style-name="T298">C0</text:span></text:span><text:span text:style-name="Emphasis"><text:span text:style-name="T297"> 1.0 </text:span></text:span><text:span text:style-name="Emphasis"><text:span text:style-name="T299">Universeel</text:span></text:span><text:span text:style-name="Emphasis"><text:span text:style-name="T297"> </text:span></text:span><text:span text:style-name="Emphasis"><text:span text:style-name="T29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4"><text:s/></text:span></text:span><text:span text:style-name="Emphasis"><text:span text:style-name="T29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4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5-20T09:25:30.660999566">20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20T09:25:30.558548461</dc:date>
    <meta:keyword>Installatie</meta:keyword>
    <meta:keyword>Checklist</meta:keyword>
    <meta:keyword>Linux</meta:keyword>
    <meta:editing-cycles>6899</meta:editing-cycles>
    <meta:editing-duration>P12DT8H43M48S</meta:editing-duration>
    <dc:creator>Karel Zimmer</dc:creator>
    <meta:printed-by>Karel Zimmer</meta:printed-by>
    <meta:print-date>2024-05-16T11:06:54.676993876</meta:print-date>
    <meta:document-statistic meta:table-count="4" meta:image-count="2" meta:object-count="0" meta:page-count="4" meta:paragraph-count="82" meta:word-count="513" meta:character-count="3649" meta:non-whitespace-character-count="3162"/>
    <meta:user-defined meta:name="Info 1"/>
    <meta:user-defined meta:name="Info 2"/>
    <meta:user-defined meta:name="Info 3"/>
    <meta:user-defined meta:name="Info 4"/>
  </office:meta>
</office:document-meta>
</file>